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Frame_20_contents">
      <style:paragraph-properties fo:margin-left="0.035cm" fo:margin-right="0cm" fo:margin-top="0cm" fo:margin-bottom="0cm" style:contextual-spacing="false" fo:line-height="0.325cm" fo:text-align="start" style:justify-single-word="false" fo:text-indent="0cm" style:auto-text-indent="false"/>
    </style:style>
    <style:style style:name="P2" style:family="paragraph" style:parent-style-name="Heading_20_1" style:master-page-name="Standard">
      <style:paragraph-properties fo:margin-top="0.416cm" fo:margin-bottom="0cm" style:contextual-spacing="false" style:page-number="auto"/>
    </style:style>
    <style:style style:name="P3" style:family="paragraph" style:parent-style-name="Heading_20_1">
      <style:paragraph-properties fo:margin-top="0.503cm" fo:margin-bottom="0cm" style:contextual-spacing="false" fo:text-align="justify" style:justify-single-word="false"/>
    </style:style>
    <style:style style:name="P4" style:family="paragraph" style:parent-style-name="Heading_20_1" style:master-page-name="Converted1">
      <style:paragraph-properties fo:margin-top="0.065cm" fo:margin-bottom="0cm" style:contextual-spacing="false" style:page-number="auto"/>
    </style:style>
    <style:style style:name="P5" style:family="paragraph" style:parent-style-name="Heading_20_1" style:master-page-name="Converted2">
      <style:paragraph-properties fo:margin-top="0.065cm" fo:margin-bottom="0cm" style:contextual-spacing="false" style:page-number="auto"/>
    </style:style>
    <style:style style:name="P6" style:family="paragraph" style:parent-style-name="List_20_Paragraph" style:list-style-name="WWNum1">
      <style:paragraph-properties fo:margin-left="1.9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9cm"/>
        </style:tab-stops>
      </style:paragraph-properties>
    </style:style>
    <style:style style:name="P7" style:family="paragraph" style:parent-style-name="List_20_Paragraph" style:list-style-name="WWNum2">
      <style:paragraph-properties fo:margin-left="1.9cm" fo:margin-right="0cm" fo:margin-top="0.101cm" fo:margin-bottom="0cm" style:contextual-spacing="false" fo:line-height="100%" fo:text-align="start" style:justify-single-word="false" fo:text-indent="-0.631cm" style:auto-text-indent="false">
        <style:tab-stops>
          <style:tab-stop style:position="1.9cm"/>
        </style:tab-stops>
      </style:paragraph-properties>
    </style:style>
    <style:style style:name="P8" style:family="paragraph" style:parent-style-name="List_20_Paragraph" style:list-style-name="WWNum2">
      <style:paragraph-properties fo:margin-left="1.9cm" fo:margin-right="0cm" fo:margin-top="0.072cm" fo:margin-bottom="0cm" style:contextual-spacing="false" fo:line-height="100%" fo:text-align="start" style:justify-single-word="false" fo:text-indent="-0.631cm" style:auto-text-indent="false">
        <style:tab-stops>
          <style:tab-stop style:position="1.9cm"/>
        </style:tab-stops>
      </style:paragraph-properties>
    </style:style>
    <style:style style:name="P9" style:family="paragraph" style:parent-style-name="List_20_Paragraph" style:list-style-name="WWNum2">
      <style:paragraph-properties fo:margin-left="1.9cm" fo:margin-right="0cm" fo:margin-top="0.067cm" fo:margin-bottom="0cm" style:contextual-spacing="false" fo:line-height="100%" fo:text-align="start" style:justify-single-word="false" fo:text-indent="-0.631cm" style:auto-text-indent="false">
        <style:tab-stops>
          <style:tab-stop style:position="1.9cm"/>
        </style:tab-stops>
      </style:paragraph-properties>
    </style:style>
    <style:style style:name="P10" style:family="paragraph" style:parent-style-name="List_20_Paragraph" style:list-style-name="WWNum2">
      <style:paragraph-properties fo:margin-left="1.9cm" fo:margin-right="0cm" fo:margin-top="0.078cm" fo:margin-bottom="0cm" style:contextual-spacing="false" fo:line-height="100%" fo:text-align="start" style:justify-single-word="false" fo:text-indent="-0.631cm" style:auto-text-indent="false">
        <style:tab-stops>
          <style:tab-stop style:position="1.9cm"/>
        </style:tab-stops>
      </style:paragraph-properties>
    </style:style>
    <style:style style:name="P11" style:family="paragraph" style:parent-style-name="List_20_Paragraph" style:list-style-name="WWNum1">
      <style:paragraph-properties fo:margin-left="1.901cm" fo:margin-right="0cm" fo:margin-top="0.002cm" fo:margin-bottom="0cm" style:contextual-spacing="false" fo:line-height="100%" fo:text-align="start" style:justify-single-word="false" fo:text-indent="-0.631cm" style:auto-text-indent="false">
        <style:tab-stops>
          <style:tab-stop style:position="1.901cm"/>
        </style:tab-stops>
      </style:paragraph-properties>
    </style:style>
    <style:style style:name="P12" style:family="paragraph" style:parent-style-name="List_20_Paragraph" style:list-style-name="WWNum1">
      <style:paragraph-properties fo:margin-left="1.901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901cm"/>
        </style:tab-stops>
      </style:paragraph-properties>
    </style:style>
    <style:style style:name="P13" style:family="paragraph" style:parent-style-name="List_20_Paragraph" style:list-style-name="WWNum3">
      <style:paragraph-properties fo:margin-left="1.901cm" fo:margin-right="0cm" fo:margin-top="0.423cm" fo:margin-bottom="0cm" style:contextual-spacing="false" fo:line-height="100%" fo:text-align="start" style:justify-single-word="false" fo:text-indent="-0.631cm" style:auto-text-indent="false">
        <style:tab-stops>
          <style:tab-stop style:position="1.901cm"/>
        </style:tab-stops>
      </style:paragraph-properties>
    </style:style>
    <style:style style:name="P14" style:family="paragraph" style:parent-style-name="List_20_Paragraph" style:list-style-name="WWNum3">
      <style:paragraph-properties fo:margin-left="1.901cm" fo:margin-right="0cm" fo:margin-top="0.425cm" fo:margin-bottom="0cm" style:contextual-spacing="false" fo:line-height="100%" fo:text-align="start" style:justify-single-word="false" fo:text-indent="-0.631cm" style:auto-text-indent="false">
        <style:tab-stops>
          <style:tab-stop style:position="1.901cm"/>
        </style:tab-stops>
      </style:paragraph-properties>
    </style:style>
    <style:style style:name="P15" style:family="paragraph" style:parent-style-name="List_20_Paragraph" style:list-style-name="WWNum1">
      <style:paragraph-properties fo:margin-left="1.903cm" fo:margin-right="0cm" fo:margin-top="0.346cm" fo:margin-bottom="0cm" style:contextual-spacing="false" fo:line-height="100%" fo:text-align="start" style:justify-single-word="false" fo:text-indent="-0.635cm" style:auto-text-indent="false">
        <style:tab-stops>
          <style:tab-stop style:position="1.903cm"/>
        </style:tab-stops>
      </style:paragraph-properties>
    </style:style>
    <style:style style:name="P16" style:family="paragraph" style:parent-style-name="List_20_Paragraph" style:list-style-name="WWNum3">
      <style:paragraph-properties fo:margin-left="1.903cm" fo:margin-right="0cm" fo:margin-top="0.423cm" fo:margin-bottom="0cm" style:contextual-spacing="false" fo:line-height="100%" fo:text-align="start" style:justify-single-word="false" fo:text-indent="-0.633cm" style:auto-text-indent="false">
        <style:tab-stops>
          <style:tab-stop style:position="1.903cm"/>
        </style:tab-stops>
      </style:paragraph-properties>
    </style:style>
    <style:style style:name="P17" style:family="paragraph" style:parent-style-name="List_20_Paragraph" style:list-style-name="WWNum4">
      <style:paragraph-properties fo:margin-left="1.903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903cm"/>
        </style:tab-stops>
      </style:paragraph-properties>
    </style:style>
    <style:style style:name="P18" style:family="paragraph" style:parent-style-name="List_20_Paragraph" style:list-style-name="WWNum1">
      <style:paragraph-properties fo:margin-left="1.905cm" fo:margin-right="0cm" fo:margin-top="0.072cm" fo:margin-bottom="0cm" style:contextual-spacing="false" fo:line-height="100%" fo:text-align="start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19" style:family="paragraph" style:parent-style-name="List_20_Paragraph" style:list-style-name="WWNum1">
      <style:paragraph-properties fo:margin-left="1.905cm" fo:margin-right="0cm" fo:margin-top="0.069cm" fo:margin-bottom="0cm" style:contextual-spacing="false" fo:line-height="100%" fo:text-align="start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P20" style:family="paragraph" style:parent-style-name="List_20_Paragraph" style:list-style-name="WWNum2">
      <style:paragraph-properties fo:margin-left="1.658cm" fo:margin-right="0cm" fo:margin-top="0.099cm" fo:margin-bottom="0cm" style:contextual-spacing="false" fo:line-height="100%" fo:text-align="start" style:justify-single-word="false" fo:text-indent="-0.39cm" style:auto-text-indent="false" fo:break-before="column">
        <style:tab-stops>
          <style:tab-stop style:position="1.658cm"/>
        </style:tab-stops>
      </style:paragraph-properties>
    </style:style>
    <style:style style:name="P21" style:family="paragraph" style:parent-style-name="List_20_Paragraph" style:list-style-name="WWNum2">
      <style:paragraph-properties fo:margin-left="1.676cm" fo:margin-right="0cm" fo:margin-top="0.072cm" fo:margin-bottom="0cm" style:contextual-spacing="false" fo:line-height="100%" fo:text-align="start" style:justify-single-word="false" fo:text-indent="-0.407cm" style:auto-text-indent="false">
        <style:tab-stops>
          <style:tab-stop style:position="1.676cm"/>
        </style:tab-stops>
      </style:paragraph-properties>
    </style:style>
    <style:style style:name="P22" style:family="paragraph" style:parent-style-name="List_20_Paragraph" style:list-style-name="WWNum2">
      <style:paragraph-properties fo:margin-left="1.676cm" fo:margin-right="0cm" fo:margin-top="0.009cm" fo:margin-bottom="0cm" style:contextual-spacing="false" fo:line-height="100%" fo:text-align="start" style:justify-single-word="false" fo:text-indent="-0.407cm" style:auto-text-indent="false">
        <style:tab-stops>
          <style:tab-stop style:position="1.676cm"/>
        </style:tab-stops>
      </style:paragraph-properties>
    </style:style>
    <style:style style:name="P23" style:family="paragraph" style:parent-style-name="List_20_Paragraph" style:list-style-name="WWNum2">
      <style:paragraph-properties fo:margin-left="1.667cm" fo:margin-right="0cm" fo:margin-top="0.076cm" fo:margin-bottom="0cm" style:contextual-spacing="false" fo:line-height="100%" fo:text-align="start" style:justify-single-word="false" fo:text-indent="-0.399cm" style:auto-text-indent="false">
        <style:tab-stops>
          <style:tab-stop style:position="1.667cm"/>
        </style:tab-stops>
      </style:paragraph-properties>
    </style:style>
    <style:style style:name="P24" style:family="paragraph" style:parent-style-name="List_20_Paragraph" style:list-style-name="WWNum5">
      <style:paragraph-properties fo:margin-left="2.136cm" fo:margin-right="0cm" fo:margin-top="0.342cm" fo:margin-bottom="0cm" style:contextual-spacing="false" fo:line-height="100%" fo:text-align="start" style:justify-single-word="false" fo:text-indent="-1.041cm" style:auto-text-indent="false">
        <style:tab-stops>
          <style:tab-stop style:position="2.136cm"/>
        </style:tab-stops>
      </style:paragraph-properties>
    </style:style>
    <style:style style:name="P25" style:family="paragraph" style:parent-style-name="List_20_Paragraph" style:list-style-name="WWNum5">
      <style:paragraph-properties fo:margin-left="2.136cm" fo:margin-right="0cm" fo:margin-top="0.002cm" fo:margin-bottom="0cm" style:contextual-spacing="false" fo:line-height="100%" fo:text-align="start" style:justify-single-word="false" fo:text-indent="-1.041cm" style:auto-text-indent="false">
        <style:tab-stops>
          <style:tab-stop style:position="2.136cm"/>
        </style:tab-stops>
      </style:paragraph-properties>
    </style:style>
    <style:style style:name="P26" style:family="paragraph" style:parent-style-name="List_20_Paragraph" style:list-style-name="WWNum1">
      <style:paragraph-properties fo:margin-left="1.9cm" fo:margin-right="0cm" fo:margin-top="0cm" fo:margin-bottom="0cm" style:contextual-spacing="false" fo:line-height="0.473cm" fo:text-align="start" style:justify-single-word="false" fo:text-indent="-0.631cm" style:auto-text-indent="false">
        <style:tab-stops>
          <style:tab-stop style:position="1.9cm"/>
        </style:tab-stops>
      </style:paragraph-properties>
    </style:style>
    <style:style style:name="P27" style:family="paragraph" style:parent-style-name="List_20_Paragraph" style:list-style-name="WWNum2">
      <style:paragraph-properties fo:margin-left="1.268cm" fo:margin-right="1.817cm" fo:margin-top="0.072cm" fo:margin-bottom="0cm" style:contextual-spacing="false" fo:line-height="113%" fo:text-align="start" style:justify-single-word="false" fo:text-indent="0cm" style:auto-text-indent="false">
        <style:tab-stops>
          <style:tab-stop style:position="1.639cm"/>
        </style:tab-stops>
      </style:paragraph-properties>
    </style:style>
    <style:style style:name="P28" style:family="paragraph" style:parent-style-name="List_20_Paragraph" style:list-style-name="WWNum5">
      <style:paragraph-properties fo:margin-left="2.138cm" fo:margin-right="0.628cm" fo:margin-top="0.072cm" fo:margin-bottom="0cm" style:contextual-spacing="false" fo:line-height="115%" fo:text-align="start" style:justify-single-word="false" fo:text-indent="-1.042cm" style:auto-text-indent="false">
        <style:tab-stops>
          <style:tab-stop style:position="2.138cm"/>
        </style:tab-stops>
      </style:paragraph-properties>
    </style:style>
    <style:style style:name="P29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0.635cm" fo:margin-right="0cm" fo:margin-top="0.42cm" fo:margin-bottom="0cm" style:contextual-spacing="false" fo:text-align="start" style:justify-single-word="false" fo:text-indent="0cm" style:auto-text-indent="false"/>
    </style:style>
    <style:style style:name="P31" style:family="paragraph" style:parent-style-name="Standard">
      <style:paragraph-properties fo:margin-left="0.635cm" fo:margin-right="0cm" fo:margin-top="0.055cm" fo:margin-bottom="0cm" style:contextual-spacing="false" fo:text-align="start" style:justify-single-word="false" fo:text-indent="0cm" style:auto-text-indent="false"/>
    </style:style>
    <style:style style:name="P32" style:family="paragraph" style:parent-style-name="Standard">
      <style:paragraph-properties fo:margin-left="0.635cm" fo:margin-right="0cm" fo:margin-top="0.002cm" fo:margin-bottom="0cm" style:contextual-spacing="false" fo:text-align="start" style:justify-single-word="false" fo:text-indent="0cm" style:auto-text-indent="false"/>
    </style:style>
    <style:style style:name="P33" style:family="paragraph" style:parent-style-name="Standard">
      <style:paragraph-properties fo:margin-left="1.155cm" fo:margin-right="0cm" fo:margin-top="0.055cm" fo:margin-bottom="0cm" style:contextual-spacing="false" fo:text-align="start" style:justify-single-word="false" fo:text-indent="0cm" style:auto-text-indent="false"/>
    </style:style>
    <style:style style:name="P34" style:family="paragraph" style:parent-style-name="Standard">
      <style:paragraph-properties fo:margin-left="1.155cm" fo:margin-right="0cm" fo:margin-top="0.056cm" fo:margin-bottom="0cm" style:contextual-spacing="false" fo:text-align="start" style:justify-single-word="false" fo:text-indent="0cm" style:auto-text-indent="false"/>
    </style:style>
    <style:style style:name="P35" style:family="paragraph" style:parent-style-name="Standard">
      <style:paragraph-properties fo:margin-left="1.679cm" fo:margin-right="0cm" fo:margin-top="0.056cm" fo:margin-bottom="0cm" style:contextual-spacing="false" fo:text-align="start" style:justify-single-word="false" fo:text-indent="0cm" style:auto-text-indent="false"/>
    </style:style>
    <style:style style:name="P36" style:family="paragraph" style:parent-style-name="Standard">
      <style:paragraph-properties fo:margin-left="0.633cm" fo:margin-right="0cm" fo:margin-top="0.056cm" fo:margin-bottom="0cm" style:contextual-spacing="false" fo:text-align="start" style:justify-single-word="false" fo:text-indent="0cm" style:auto-text-indent="false"/>
    </style:style>
    <style:style style:name="P37" style:family="paragraph" style:parent-style-name="Standard">
      <style:paragraph-properties fo:margin-left="0.633cm" fo:margin-right="0cm" fo:margin-top="0.055cm" fo:margin-bottom="0cm" style:contextual-spacing="false" fo:text-align="start" style:justify-single-word="false" fo:text-indent="0cm" style:auto-text-indent="false"/>
    </style:style>
    <style:style style:name="P38" style:family="paragraph" style:parent-style-name="Text_20_body">
      <style:paragraph-properties fo:margin-top="0.014cm" fo:margin-bottom="0cm" style:contextual-spacing="false"/>
      <style:text-properties fo:font-size="13pt" fo:font-weight="bold" style:font-size-asian="13pt" style:font-weight-asian="bold"/>
    </style:style>
    <style:style style:name="P39" style:family="paragraph" style:parent-style-name="Text_20_body">
      <style:paragraph-properties fo:margin-top="0.012cm" fo:margin-bottom="0cm" style:contextual-spacing="false"/>
      <style:text-properties fo:font-size="13pt" fo:font-weight="bold" style:font-size-asian="13pt" style:font-weight-asian="bold"/>
    </style:style>
    <style:style style:name="P40" style:family="paragraph" style:parent-style-name="Text_20_body">
      <style:paragraph-properties fo:margin-left="0.635cm" fo:margin-right="0cm"/>
    </style:style>
    <style:style style:name="P41" style:family="paragraph" style:parent-style-name="Text_20_body">
      <style:paragraph-properties fo:margin-left="0.635cm" fo:margin-right="0cm" fo:margin-top="0.079cm" fo:margin-bottom="0cm" style:contextual-spacing="false"/>
    </style:style>
    <style:style style:name="P42" style:family="paragraph" style:parent-style-name="Text_20_body">
      <style:paragraph-properties fo:margin-left="0.635cm" fo:margin-right="0cm" fo:margin-top="0.072cm" fo:margin-bottom="0cm" style:contextual-spacing="false"/>
    </style:style>
    <style:style style:name="P43" style:family="paragraph" style:parent-style-name="Text_20_body">
      <style:paragraph-properties fo:margin-left="0.635cm" fo:margin-right="0cm" fo:margin-top="0.083cm" fo:margin-bottom="0cm" style:contextual-spacing="false"/>
    </style:style>
    <style:style style:name="P44" style:family="paragraph" style:parent-style-name="Text_20_body">
      <style:paragraph-properties fo:margin-left="0.635cm" fo:margin-right="0cm" fo:margin-top="0.434cm" fo:margin-bottom="0cm" style:contextual-spacing="false"/>
    </style:style>
    <style:style style:name="P45" style:family="paragraph" style:parent-style-name="Text_20_body">
      <style:paragraph-properties fo:margin-left="0.635cm" fo:margin-right="0cm" fo:margin-top="0.088cm" fo:margin-bottom="0cm" style:contextual-spacing="false"/>
    </style:style>
    <style:style style:name="P46" style:family="paragraph" style:parent-style-name="Text_20_body">
      <style:paragraph-properties fo:margin-left="0.635cm" fo:margin-right="0cm" fo:margin-top="0.178cm" fo:margin-bottom="0cm" style:contextual-spacing="false"/>
    </style:style>
    <style:style style:name="P47" style:family="paragraph" style:parent-style-name="Text_20_body">
      <style:paragraph-properties fo:margin-left="0.635cm" fo:margin-right="0cm" fo:margin-top="0.178cm" fo:margin-bottom="0cm" style:contextual-spacing="false" fo:break-before="column"/>
    </style:style>
    <style:style style:name="P48" style:family="paragraph" style:parent-style-name="Text_20_body">
      <style:paragraph-properties fo:margin-top="0.021cm" fo:margin-bottom="0cm" style:contextual-spacing="false"/>
    </style:style>
    <style:style style:name="P49" style:family="paragraph" style:parent-style-name="Text_20_body">
      <style:paragraph-properties fo:margin-top="0.429cm" fo:margin-bottom="0cm" style:contextual-spacing="false"/>
    </style:style>
    <style:style style:name="P50" style:family="paragraph" style:parent-style-name="Text_20_body">
      <style:paragraph-properties fo:margin-top="0.353cm" fo:margin-bottom="0cm" style:contextual-spacing="false"/>
    </style:style>
    <style:style style:name="P51" style:family="paragraph" style:parent-style-name="Text_20_body">
      <style:paragraph-properties fo:margin-left="0.635cm" fo:margin-right="0.633cm" fo:margin-top="0.079cm" fo:margin-bottom="0cm" style:contextual-spacing="false" fo:line-height="115%"/>
    </style:style>
    <style:style style:name="P52" style:family="paragraph" style:parent-style-name="Text_20_body">
      <style:paragraph-properties fo:margin-left="0.635cm" fo:margin-right="0cm" fo:margin-top="0.079cm" fo:margin-bottom="0cm" style:contextual-spacing="false" fo:line-height="115%"/>
    </style:style>
    <style:style style:name="P53" style:family="paragraph" style:parent-style-name="Text_20_body">
      <style:paragraph-properties fo:margin-left="0.635cm" fo:margin-right="0.626cm" fo:margin-top="0.083cm" fo:margin-bottom="0cm" style:contextual-spacing="false" fo:line-height="115%" fo:text-align="justify" style:justify-single-word="false"/>
    </style:style>
    <style:style style:name="P54" style:family="paragraph" style:parent-style-name="Text_20_body">
      <style:paragraph-properties fo:margin-top="0.379cm" fo:margin-bottom="0cm" style:contextual-spacing="false"/>
    </style:style>
    <style:style style:name="P55" style:family="paragraph" style:parent-style-name="Text_20_body">
      <style:paragraph-properties fo:margin-top="0.018cm" fo:margin-bottom="0cm" style:contextual-spacing="false"/>
      <style:text-properties fo:font-size="7pt" style:font-size-asian="7pt"/>
    </style:style>
    <style:style style:name="P56" style:family="paragraph" style:parent-style-name="Text_20_body">
      <style:paragraph-properties fo:line-height="5%"/>
      <style:text-properties fo:font-size="10pt" style:font-size-asian="10pt"/>
    </style:style>
    <style:style style:name="P57" style:family="paragraph" style:parent-style-name="Text_20_body">
      <style:paragraph-properties fo:margin-top="0.002cm" fo:margin-bottom="0cm" style:contextual-spacing="false"/>
    </style:style>
    <style:style style:name="P58" style:family="paragraph" style:parent-style-name="Text_20_body">
      <style:paragraph-properties fo:margin-top="0.019cm" fo:margin-bottom="0cm" style:contextual-spacing="false"/>
    </style:style>
    <style:style style:name="P59" style:family="paragraph" style:parent-style-name="Text_20_body">
      <style:text-properties style:font-name="Consolas" fo:font-size="9pt" style:font-size-asian="9pt"/>
    </style:style>
    <style:style style:name="P60" style:family="paragraph" style:parent-style-name="Text_20_body">
      <style:paragraph-properties fo:margin-top="0.093cm" fo:margin-bottom="0cm" style:contextual-spacing="false"/>
      <style:text-properties style:font-name="Consolas" fo:font-size="9pt" style:font-size-asian="9pt"/>
    </style:style>
    <style:style style:name="P61" style:family="paragraph" style:parent-style-name="Text_20_body">
      <style:paragraph-properties fo:margin-top="0.399cm" fo:margin-bottom="0cm" style:contextual-spacing="false"/>
      <style:text-properties style:font-name="Consolas" fo:font-size="13pt" style:font-size-asian="13pt"/>
    </style:style>
    <style:style style:name="P62" style:family="paragraph" style:parent-style-name="Text_20_body">
      <style:paragraph-properties fo:margin-top="0.009cm" fo:margin-bottom="0cm" style:contextual-spacing="false"/>
      <style:text-properties fo:font-size="5.5pt" style:font-size-asian="5.5pt"/>
    </style:style>
    <style:style style:name="P63" style:family="paragraph" style:parent-style-name="Text_20_body">
      <style:paragraph-properties fo:margin-top="0.018cm" fo:margin-bottom="0cm" style:contextual-spacing="false"/>
    </style:style>
    <style:style style:name="P64" style:family="paragraph" style:parent-style-name="Text_20_body">
      <style:paragraph-properties fo:margin-top="0.058cm" fo:margin-bottom="0cm" style:contextual-spacing="false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f81bc" loext:opacity="100%"/>
    </style:style>
    <style:style style:name="T2" style:family="text">
      <style:text-properties fo:color="#4f81bc" loext:opacity="100%" fo:letter-spacing="-0.023cm"/>
    </style:style>
    <style:style style:name="T3" style:family="text">
      <style:text-properties fo:color="#4f81bc" loext:opacity="100%" fo:letter-spacing="-0.018cm"/>
    </style:style>
    <style:style style:name="T4" style:family="text">
      <style:text-properties fo:color="#4f81bc" loext:opacity="100%" fo:letter-spacing="-0.026cm"/>
    </style:style>
    <style:style style:name="T5" style:family="text">
      <style:text-properties fo:color="#4f81bc" loext:opacity="100%" fo:letter-spacing="-0.009cm"/>
    </style:style>
    <style:style style:name="T6" style:family="text">
      <style:text-properties fo:font-size="13pt" fo:font-weight="bold" style:font-size-asian="13pt" style:font-weight-asian="bold"/>
    </style:style>
    <style:style style:name="T7" style:family="text">
      <style:text-properties fo:letter-spacing="-0.014cm"/>
    </style:style>
    <style:style style:name="T8" style:family="text">
      <style:text-properties fo:letter-spacing="-0.005cm"/>
    </style:style>
    <style:style style:name="T9" style:family="text">
      <style:text-properties fo:letter-spacing="-0.009cm"/>
    </style:style>
    <style:style style:name="T10" style:family="text">
      <style:text-properties fo:letter-spacing="-0.007cm"/>
    </style:style>
    <style:style style:name="T11" style:family="text">
      <style:text-properties fo:letter-spacing="-0.007cm" fo:font-weight="bold" style:font-weight-asian="bold"/>
    </style:style>
    <style:style style:name="T12" style:family="text">
      <style:text-properties fo:letter-spacing="-0.011cm"/>
    </style:style>
    <style:style style:name="T13" style:family="text">
      <style:text-properties fo:letter-spacing="-0.004cm"/>
    </style:style>
    <style:style style:name="T14" style:family="text">
      <style:text-properties fo:letter-spacing="-0.004cm" fo:font-weight="bold" style:font-weight-asian="bold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fo:letter-spacing="-0.007cm" style:font-size-asian="11pt"/>
    </style:style>
    <style:style style:name="T17" style:family="text">
      <style:text-properties fo:font-size="11pt" fo:letter-spacing="-0.007cm" fo:font-weight="bold" style:font-size-asian="11pt" style:font-weight-asian="bold"/>
    </style:style>
    <style:style style:name="T18" style:family="text">
      <style:text-properties fo:font-size="11pt" fo:letter-spacing="-0.005cm" style:font-size-asian="11pt"/>
    </style:style>
    <style:style style:name="T19" style:family="text">
      <style:text-properties fo:font-size="11pt" fo:letter-spacing="-0.009cm" style:font-size-asian="11pt"/>
    </style:style>
    <style:style style:name="T20" style:family="text">
      <style:text-properties fo:font-size="11pt" fo:letter-spacing="-0.009cm" fo:font-weight="bold" style:font-size-asian="11pt" style:font-weight-asian="bold"/>
    </style:style>
    <style:style style:name="T21" style:family="text">
      <style:text-properties fo:font-size="11pt" fo:letter-spacing="-0.004cm" style:font-size-asian="11pt"/>
    </style:style>
    <style:style style:name="T22" style:family="text">
      <style:text-properties fo:font-size="11pt" fo:letter-spacing="-0.004cm" officeooo:rsid="001fcae0" style:font-size-asian="11pt"/>
    </style:style>
    <style:style style:name="T23" style:family="text">
      <style:text-properties fo:font-size="11pt" fo:letter-spacing="-0.004cm" fo:font-weight="bold" style:font-size-asian="11pt" style:font-weight-asian="bold"/>
    </style:style>
    <style:style style:name="T24" style:family="text">
      <style:text-properties fo:font-size="11pt" fo:letter-spacing="-0.011cm" style:font-size-asian="11pt"/>
    </style:style>
    <style:style style:name="T25" style:family="text">
      <style:text-properties fo:font-size="11pt" fo:letter-spacing="-0.016cm" style:font-size-asian="11pt"/>
    </style:style>
    <style:style style:name="T26" style:family="text">
      <style:text-properties fo:font-size="11pt" fo:letter-spacing="-0.012cm" style:font-size-asian="11pt"/>
    </style:style>
    <style:style style:name="T27" style:family="text">
      <style:text-properties fo:font-size="11pt" fo:letter-spacing="-0.023cm" style:font-size-asian="11pt"/>
    </style:style>
    <style:style style:name="T28" style:family="text">
      <style:text-properties fo:font-size="11pt" fo:letter-spacing="-0.021cm" style:font-size-asian="11pt"/>
    </style:style>
    <style:style style:name="T29" style:family="text">
      <style:text-properties fo:font-size="11pt" fo:letter-spacing="-0.014cm" style:font-size-asian="11pt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fo:font-size="11pt" fo:letter-spacing="0.071cm" style:font-size-asian="11pt"/>
    </style:style>
    <style:style style:name="T32" style:family="text">
      <style:text-properties fo:letter-spacing="0.014cm"/>
    </style:style>
    <style:style style:name="T33" style:family="text">
      <style:text-properties fo:letter-spacing="0.016cm"/>
    </style:style>
    <style:style style:name="T34" style:family="text">
      <style:text-properties fo:letter-spacing="0.019cm"/>
    </style:style>
    <style:style style:name="T35" style:family="text">
      <style:text-properties fo:letter-spacing="0.021cm"/>
    </style:style>
    <style:style style:name="T36" style:family="text">
      <style:text-properties fo:letter-spacing="0.018cm"/>
    </style:style>
    <style:style style:name="T37" style:family="text">
      <style:text-properties fo:letter-spacing="0.055cm"/>
    </style:style>
    <style:style style:name="T38" style:family="text">
      <style:text-properties fo:letter-spacing="0.051cm"/>
    </style:style>
    <style:style style:name="T39" style:family="text">
      <style:text-properties fo:letter-spacing="0.053cm"/>
    </style:style>
    <style:style style:name="T40" style:family="text">
      <style:text-properties fo:letter-spacing="0.056cm"/>
    </style:style>
    <style:style style:name="T41" style:family="text">
      <style:text-properties fo:font-size="7pt" style:font-size-asian="7pt"/>
    </style:style>
    <style:style style:name="T42" style:family="text">
      <style:text-properties fo:font-size="8pt" fo:font-weight="bold" style:font-size-asian="8pt" style:font-weight-asian="bold"/>
    </style:style>
    <style:style style:name="T43" style:family="text">
      <style:text-properties fo:font-size="8pt" fo:letter-spacing="-0.004cm" fo:font-weight="bold" style:font-size-asian="8pt" style:font-weight-asian="bold"/>
    </style:style>
    <style:style style:name="T44" style:family="text">
      <style:text-properties fo:font-size="8pt" fo:letter-spacing="-0.002cm" fo:font-weight="bold" style:font-size-asian="8pt" style:font-weight-asian="bold"/>
    </style:style>
    <style:style style:name="T45" style:family="text">
      <style:text-properties fo:font-size="8pt" fo:letter-spacing="-0.009cm" fo:font-weight="bold" style:font-size-asian="8pt" style:font-weight-asian="bold"/>
    </style:style>
    <style:style style:name="T46" style:family="text">
      <style:text-properties fo:font-size="8pt" fo:letter-spacing="-0.007cm" fo:font-weight="bold" style:font-size-asian="8pt" style:font-weight-asian="bold"/>
    </style:style>
    <style:style style:name="T47" style:family="text">
      <style:text-properties fo:font-size="8pt" fo:letter-spacing="-0.011cm" fo:font-weight="bold" style:font-size-asian="8pt" style:font-weight-asian="bold"/>
    </style:style>
    <style:style style:name="T48" style:family="text">
      <style:text-properties fo:font-size="8pt" fo:letter-spacing="-0.005cm" fo:font-weight="bold" style:font-size-asian="8pt" style:font-weight-asian="bold"/>
    </style:style>
    <style:style style:name="T49" style:family="text">
      <style:text-properties fo:font-size="10pt" style:font-size-asian="10pt"/>
    </style:style>
    <style:style style:name="T50" style:family="text">
      <style:text-properties fo:font-weight="bold" style:font-weight-asian="bold"/>
    </style:style>
    <style:style style:name="T51" style:family="text">
      <style:text-properties style:font-name="Consolas" fo:font-size="9pt" fo:letter-spacing="-0.004cm" style:font-size-asian="9pt"/>
    </style:style>
    <style:style style:name="T52" style:family="text">
      <style:text-properties style:font-name="Consolas" fo:font-size="9pt" style:font-size-asian="9pt"/>
    </style:style>
    <style:style style:name="T53" style:family="text">
      <style:text-properties style:font-name="Consolas" fo:font-size="9pt" fo:letter-spacing="-0.007cm" style:font-size-asian="9pt"/>
    </style:style>
    <style:style style:name="T54" style:family="text">
      <style:text-properties style:font-name="Consolas" fo:font-size="9pt" fo:letter-spacing="-0.011cm" style:font-size-asian="9pt"/>
    </style:style>
    <style:style style:name="T55" style:family="text">
      <style:text-properties style:font-name="Consolas" fo:font-size="9pt" fo:letter-spacing="-0.005cm" style:font-size-asian="9pt"/>
    </style:style>
    <style:style style:name="T56" style:family="text">
      <style:text-properties style:font-name="Consolas" fo:font-size="9pt" fo:letter-spacing="-0.002cm" style:font-size-asian="9pt"/>
    </style:style>
    <style:style style:name="T57" style:family="text">
      <style:text-properties style:font-name="Consolas" fo:font-size="9pt" fo:letter-spacing="-0.016cm" style:font-size-asian="9pt"/>
    </style:style>
    <style:style style:name="T58" style:family="text">
      <style:text-properties style:font-name="Consolas" fo:font-size="13pt" style:font-size-asian="13pt"/>
    </style:style>
    <style:style style:name="T59" style:family="text">
      <style:text-properties fo:letter-spacing="-0.002cm"/>
    </style:style>
    <style:style style:name="T60" style:family="text">
      <style:text-properties fo:font-size="5.5pt" style:font-size-asian="5.5pt"/>
    </style:style>
    <style:style style:name="T61" style:family="text">
      <style:text-properties fo:letter-spacing="-0.012cm"/>
    </style:style>
    <style:style style:name="T62" style:family="text">
      <style:text-properties style:font-name="Cambria"/>
    </style:style>
    <style:style style:name="T63" style:family="text">
      <style:text-properties style:font-name="Cambria" fo:letter-spacing="-0.009cm"/>
    </style:style>
    <style:style style:name="T64" style:family="text">
      <style:text-properties fo:letter-spacing="0.065cm"/>
    </style:style>
    <style:style style:name="T65" style:family="text">
      <style:text-properties fo:letter-spacing="0.064cm"/>
    </style:style>
    <style:style style:name="T66" style:family="text">
      <style:text-properties fo:letter-spacing="0.062cm"/>
    </style:style>
    <style:style style:name="T67" style:family="text">
      <style:text-properties fo:letter-spacing="0.06cm"/>
    </style:style>
    <style:style style:name="T68" style:family="text">
      <style:text-properties fo:letter-spacing="0.067cm"/>
    </style:style>
    <style:style style:name="T69" style:family="text">
      <style:text-properties fo:letter-spacing="0.071cm"/>
    </style:style>
    <style:style style:name="T70" style:family="text">
      <style:text-properties style:font-name="Courier New" fo:font-size="10pt" fo:font-weight="bold" style:font-size-asian="10pt" style:font-weight-asian="bold"/>
    </style:style>
    <style:style style:name="T71" style:family="text">
      <style:text-properties fo:color="#2a6099" loext:opacity="100%" fo:font-size="11pt" fo:letter-spacing="-0.004cm" officeooo:rsid="001fcae0" style:font-size-asian="11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0867*" fo:start-indent="0cm" fo:end-indent="1.937cm"/>
          <style:column style:rel-width="44668*" fo:start-indent="1.937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5745*" fo:start-indent="0cm" fo:end-indent="1.769cm"/>
          <style:column style:rel-width="39790*" fo:start-indent="1.769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56cm" fo:min-width="6.26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356cm" fo:min-width="7.30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" text:outline-level="2"><text:bookmark text:name="Ejercicio 1"/><text:span text:style-name="T1">Ejercicio</text:span><text:span text:style-name="T2"> </text:span><text:span text:style-name="T3">1</text:span></text:h>
        <text:p text:style-name="P38" loext:marker-style-name="T6"/>
        <text:p text:style-name="P40">Lee<text:span text:style-name="T7"> </text:span>el<text:span text:style-name="T8"> </text:span>siguiente<text:span text:style-name="T8"> </text:span>listado<text:span text:style-name="T9"> </text:span>y<text:span text:style-name="T10"> </text:span>marca<text:span text:style-name="T10"> </text:span>cuáles<text:span text:style-name="T9"> </text:span>son<text:span text:style-name="T12"> </text:span>características<text:span text:style-name="T10"> </text:span>propias<text:span text:style-name="T9"> </text:span>de<text:span text:style-name="T8"> </text:span>los<text:span text:style-name="T10"> </text:span>lenguajes<text:span text:style-name="T8"> </text:span>de<text:span text:style-name="T9"> </text:span><text:span text:style-name="T13">marcas:</text:span></text:p>
        <text:p text:style-name="P48"/>
        <text:list text:style-name="WWNum1">
          <text:list-item>
            <text:p text:style-name="P6" loext:marker-style-name="T15"><text:span text:style-name="T15">Están</text:span><text:span text:style-name="T16"> </text:span><text:span text:style-name="T15">basados</text:span><text:span text:style-name="T18"> </text:span><text:span text:style-name="T15">en</text:span><text:span text:style-name="T19"> </text:span><text:span text:style-name="T15">etiquetas</text:span><text:span text:style-name="T19"> </text:span><text:span text:style-name="T15">o</text:span><text:span text:style-name="T18"> </text:span><text:span text:style-name="T21">marcas. </text:span><text:span text:style-name="T71">Esta es característica.</text:span></text:p>
          </text:list-item>
          <text:list-item>
            <text:p text:style-name="P26" loext:marker-style-name="T15"><text:span text:style-name="T15">Se</text:span><text:span text:style-name="T19"> </text:span><text:span text:style-name="T15">utilizan</text:span><text:span text:style-name="T24"> </text:span><text:span text:style-name="T15">únicamente</text:span><text:span text:style-name="T19"> </text:span><text:span text:style-name="T15">para</text:span><text:span text:style-name="T19"> </text:span><text:span text:style-name="T15">programar</text:span><text:span text:style-name="T24"> </text:span><text:span text:style-name="T15">algoritmos</text:span><text:span text:style-name="T25"> </text:span><text:span text:style-name="T21">matemáticos.</text:span></text:p>
          </text:list-item>
          <text:list-item>
            <text:p text:style-name="P26" loext:marker-style-name="T15"><text:span text:style-name="T15">Son</text:span><text:span text:style-name="T16"> </text:span><text:span text:style-name="T15">legibles</text:span><text:span text:style-name="T19"> </text:span><text:span text:style-name="T15">tanto</text:span><text:span text:style-name="T21"> </text:span><text:span text:style-name="T15">por</text:span><text:span text:style-name="T16"> </text:span><text:span text:style-name="T15">personas</text:span><text:span text:style-name="T18"> </text:span><text:span text:style-name="T15">como</text:span><text:span text:style-name="T16"> </text:span><text:span text:style-name="T15">por</text:span><text:span text:style-name="T16"> </text:span><text:span text:style-name="T21">máquinas. </text:span><text:span text:style-name="T71">Esta es característica.</text:span></text:p>
          </text:list-item>
          <text:list-item>
            <text:p text:style-name="P11" loext:marker-style-name="T15"><text:span text:style-name="T15">Permiten</text:span><text:span text:style-name="T26"> </text:span><text:span text:style-name="T15">estructurar</text:span><text:span text:style-name="T16"> </text:span><text:span text:style-name="T15">la</text:span><text:span text:style-name="T18"> </text:span><text:span text:style-name="T21">información.</text:span></text:p>
          </text:list-item>
          <text:list-item>
            <text:p text:style-name="P12" loext:marker-style-name="T15"><text:span text:style-name="T15">Solo</text:span><text:span text:style-name="T19"> </text:span><text:span text:style-name="T15">sirven</text:span><text:span text:style-name="T19"> </text:span><text:span text:style-name="T15">para</text:span><text:span text:style-name="T18"> </text:span><text:span text:style-name="T15">diseñar</text:span><text:span text:style-name="T24"> </text:span><text:span text:style-name="T15">páginas</text:span><text:span text:style-name="T18"> </text:span><text:span text:style-name="T16">web.</text:span></text:p>
          </text:list-item>
        </text:list>
        <text:p text:style-name="Text_20_body"/>
        <text:p text:style-name="P49"/>
        <text:h text:style-name="Heading_20_1" text:outline-level="2"><text:bookmark text:name="Ejercicio 2"/><text:span text:style-name="T1">Ejercicio</text:span><text:span text:style-name="T4"> </text:span><text:span text:style-name="T3">2</text:span></text:h>
        <text:p text:style-name="P41">Explica<text:span text:style-name="T32"> </text:span>dos<text:span text:style-name="T33"> </text:span>ventajas<text:span text:style-name="T34"> </text:span>principales<text:span text:style-name="T34"> </text:span>de<text:span text:style-name="T35"> </text:span>usar<text:span text:style-name="T36"> </text:span>XML<text:span text:style-name="T35"> </text:span>frente<text:span text:style-name="T34"> </text:span>a<text:span text:style-name="T32"> </text:span>un<text:span text:style-name="T34"> </text:span>formato<text:span text:style-name="T35"> </text:span>propietario<text:span text:style-name="T36"> </text:span>(como<text:span text:style-name="T35"> </text:span>un<text:span text:style-name="T34"> </text:span><text:span text:style-name="T13">archivo</text:span></text:p>
        <text:p text:style-name="P42">.docx<text:span text:style-name="T7"> </text:span>o<text:span text:style-name="T10"> </text:span>.xlsx)<text:span text:style-name="T10"> </text:span>para<text:span text:style-name="T10"> </text:span>intercambiar<text:span text:style-name="T10"> </text:span>datos<text:span text:style-name="T12"> </text:span>entre<text:span text:style-name="T12"> </text:span>dos<text:span text:style-name="T12"> </text:span>aplicaciones<text:span text:style-name="T10"> </text:span>de<text:span text:style-name="T8"> </text:span>software<text:span text:style-name="T8"> </text:span><text:span text:style-name="T13">diferentes.</text:span></text:p>
        <text:p text:style-name="Text_20_body"/>
        <text:p text:style-name="P50"/>
        <text:h text:style-name="Heading_20_1" text:outline-level="2"><text:bookmark text:name="Ejercicio 3"/><text:span text:style-name="T1">Ejercicio</text:span><text:span text:style-name="T4"> </text:span><text:span text:style-name="T3">3</text:span></text:h>
        <text:p text:style-name="P51">Clasifica<text:span text:style-name="T37"> </text:span>los<text:span text:style-name="T38"> </text:span>siguientes<text:span text:style-name="T37"> </text:span>lenguajes<text:span text:style-name="T37"> </text:span>de<text:span text:style-name="T37"> </text:span>marcas<text:span text:style-name="T37"> </text:span>según<text:span text:style-name="T39"> </text:span>el<text:span text:style-name="T37"> </text:span>tipo:<text:span text:style-name="T40"> </text:span>HTML,<text:span text:style-name="T37"> </text:span>SVG,<text:span text:style-name="T37"> </text:span>LaTeX,<text:span text:style-name="T38"> </text:span>XML,<text:span text:style-name="T37"> </text:span>MathML, <text:span text:style-name="T13">Markdown.</text:span></text:p>
        <text:list text:continue-numbering="true" text:style-name="WWNum1">
          <text:list-item>
            <text:list>
              <text:list-item>
                <text:p text:style-name="P15" loext:marker-style-name="T15"><text:span text:style-name="T15">Lenguajes</text:span><text:span text:style-name="T19"> </text:span><text:span text:style-name="T15">de</text:span><text:span text:style-name="T18"> </text:span><text:span text:style-name="T21">presentación</text:span></text:p>
              </text:list-item>
              <text:list-item>
                <text:p text:style-name="P18" loext:marker-style-name="T15"><text:span text:style-name="T15">Lenguajes</text:span><text:span text:style-name="T26"> </text:span><text:span text:style-name="T15">de</text:span><text:span text:style-name="T18"> </text:span><text:span text:style-name="T16">datos</text:span></text:p>
              </text:list-item>
              <text:list-item>
                <text:p text:style-name="P19" loext:marker-style-name="T15"><text:span text:style-name="T15">Lenguajes</text:span><text:span text:style-name="T26"> </text:span><text:span text:style-name="T21">especializados</text:span></text:p>
              </text:list-item>
            </text:list>
          </text:list-item>
        </text:list>
        <text:p text:style-name="Text_20_body"/>
        <text:p text:style-name="P54"/>
        <text:h text:style-name="Heading_20_1" text:outline-level="2"><text:bookmark text:name="Ejercicio 4"/><text:span text:style-name="T1">Ejercicio</text:span><text:span text:style-name="T4"> </text:span><text:span text:style-name="T3">4</text:span></text:h>
        <text:p text:style-name="P43">Relaciona<text:span text:style-name="T12"> </text:span>cada<text:span text:style-name="T8"> </text:span>lenguaje<text:span text:style-name="T13"> </text:span>de<text:span text:style-name="T9"> </text:span>marcas<text:span text:style-name="T10"> </text:span>con<text:span text:style-name="T8"> </text:span>su<text:span text:style-name="T10"> </text:span>ámbito<text:span text:style-name="T13"> </text:span>de<text:span text:style-name="T9"> </text:span><text:span text:style-name="T13">aplicación:</text:span></text:p>
        <text:p text:style-name="P55" loext:marker-style-name="T41"/>
      </text:section>
      <text:section text:style-name="Sect2" text:name="Sección1">
        <text:list text:style-name="WWNum2">
          <text:list-item>
            <text:p text:style-name="P7" loext:marker-style-name="T15"><text:span text:style-name="T16">HTML</text:span><text:span text:style-name="T16"/></text:p>
          </text:list-item>
          <text:list-item>
            <text:p text:style-name="P8" loext:marker-style-name="T15"><text:span text:style-name="T19">SVG</text:span><text:span text:style-name="T19"/></text:p>
          </text:list-item>
          <text:list-item>
            <text:p text:style-name="P8" loext:marker-style-name="T15"><text:span text:style-name="T21">MathML</text:span><text:span text:style-name="T21"/></text:p>
          </text:list-item>
          <text:list-item>
            <text:p text:style-name="P9" loext:marker-style-name="T15"><text:span text:style-name="T19">GML</text:span><text:span text:style-name="T19"/></text:p>
          </text:list-item>
          <text:list-item>
            <text:p text:style-name="P10" loext:marker-style-name="T15"><text:span text:style-name="T19">RSS</text:span><text:span text:style-name="T19"/></text:p>
            <text:list>
              <text:list-item>
                <text:p text:style-name="P20" loext:marker-style-name="T15"><text:span text:style-name="T15">Descripción</text:span><text:span text:style-name="T19"> </text:span><text:span text:style-name="T15">de</text:span><text:span text:style-name="T18"> </text:span><text:span text:style-name="T15">datos</text:span><text:span text:style-name="T19"> </text:span><text:span text:style-name="T21">geográficos</text:span></text:p>
              </text:list-item>
              <text:list-item>
                <text:p text:style-name="P21" loext:marker-style-name="T15"><text:span text:style-name="T15">Creación</text:span><text:span text:style-name="T24"> </text:span><text:span text:style-name="T15">de</text:span><text:span text:style-name="T18"> </text:span><text:span text:style-name="T15">fórmulas</text:span><text:span text:style-name="T24"> </text:span><text:span text:style-name="T21">matemáticas</text:span></text:p>
              </text:list-item>
              <text:list-item>
                <text:p text:style-name="P27" loext:marker-style-name="T15"><text:span text:style-name="T15">Publicación</text:span><text:span text:style-name="T27"> </text:span><text:span text:style-name="T15">de</text:span><text:span text:style-name="T28"> </text:span><text:span text:style-name="T15">contenidos</text:span><text:span text:style-name="T28"> </text:span><text:span text:style-name="T15">sindicados (noticias, blogs)</text:span></text:p>
              </text:list-item>
              <text:list-item>
                <text:p text:style-name="P22" loext:marker-style-name="T15"><text:span text:style-name="T15">Representación</text:span><text:span text:style-name="T29"> </text:span><text:span text:style-name="T15">de</text:span><text:span text:style-name="T19"> </text:span><text:span text:style-name="T15">páginas</text:span><text:span text:style-name="T24"> </text:span><text:span text:style-name="T19">web</text:span></text:p>
              </text:list-item>
              <text:list-item>
                <text:p text:style-name="P23" loext:marker-style-name="T15"><text:span text:style-name="T15">Imágenes</text:span><text:span text:style-name="T29"> </text:span><text:span text:style-name="T15">vectoriales</text:span><text:span text:style-name="T26"> </text:span><text:span text:style-name="T21">escalables</text:span></text:p>
              </text:list-item>
            </text:list>
          </text:list-item>
        </text:list>
      </text:section>
      <text:section text:style-name="Sect1" text:name="Sección2">
        <text:h text:style-name="P3" text:outline-level="2"><text:bookmark text:name="Ejercicio 5"/><text:span text:style-name="T1">Ejercicio</text:span><text:span text:style-name="T4"> </text:span><text:span text:style-name="T3">5</text:span></text:h>
        <text:p text:style-name="P53">Una empresa necesita intercambiar facturas electrónicas entre un sistema de gestión y una aplicación de contabilidad. ¿Por qué XML es adecuado para este caso y no un lenguaje de presentación como HTML?</text:p>
      </text:section>
      <text:h text:style-name="P4" text:outline-level="2"><text:bookmark text:name="Ejercicio 6"/><text:span text:style-name="T1">Ejercicio</text:span><text:span text:style-name="T4"> </text:span><text:span text:style-name="T3">6</text:span></text:h>
      <text:p text:style-name="P44"><text:bookmark text:name="Di si las siguientes afirmaciones son ve"/>Di<text:span text:style-name="T10"> </text:span>si<text:span text:style-name="T8"> </text:span>las<text:span text:style-name="T9"> </text:span>siguientes<text:span text:style-name="T9"> </text:span>afirmaciones<text:span text:style-name="T10"> </text:span>son<text:span text:style-name="T12"> </text:span>verdaderas<text:span text:style-name="T8"> </text:span>(V)<text:span text:style-name="T9"> </text:span>o<text:span text:style-name="T10"> </text:span>falsas<text:span text:style-name="T8"> </text:span><text:span text:style-name="T10">(F):</text:span></text:p>
      <text:list text:style-name="WWNum3">
        <text:list-item>
          <text:p text:style-name="P13" loext:marker-style-name="T15"><text:bookmark text:name="a) XML tiene etiquetas predefinidas como"/><text:span text:style-name="T15">XML</text:span><text:span text:style-name="T24"> </text:span><text:span text:style-name="T15">tiene</text:span><text:span text:style-name="T18"> </text:span><text:span text:style-name="T15">etiquetas</text:span><text:span text:style-name="T16"> </text:span><text:span text:style-name="T15">predefinidas</text:span><text:span text:style-name="T16"> </text:span><text:span text:style-name="T15">como</text:span><text:span text:style-name="T19"> </text:span><text:span text:style-name="T15">&lt;body&gt;</text:span><text:span text:style-name="T24"> </text:span><text:span text:style-name="T15">o</text:span><text:span text:style-name="T19"> </text:span><text:span text:style-name="T21">&lt;table&gt;.</text:span></text:p>
        </text:list-item>
        <text:list-item>
          <text:p text:style-name="P13" loext:marker-style-name="T15"><text:bookmark text:name="b) XML permite crear etiquetas definidas"/><text:span text:style-name="T15">XML</text:span><text:span text:style-name="T19"> </text:span><text:span text:style-name="T15">permite</text:span><text:span text:style-name="T19"> </text:span><text:span text:style-name="T15">crear</text:span><text:span text:style-name="T18"> </text:span><text:span text:style-name="T15">etiquetas</text:span><text:span text:style-name="T16"> </text:span><text:span text:style-name="T15">definidas</text:span><text:span text:style-name="T18"> </text:span><text:span text:style-name="T15">por</text:span><text:span text:style-name="T19"> </text:span><text:span text:style-name="T15">el</text:span><text:span text:style-name="T18"> </text:span><text:span text:style-name="T21">usuario.</text:span></text:p>
        </text:list-item>
        <text:list-item>
          <text:p text:style-name="P16" loext:marker-style-name="T15"><text:bookmark text:name="c) XML distingue entre mayúsculas y minú"/><text:span text:style-name="T15">XML</text:span><text:span text:style-name="T24"> </text:span><text:span text:style-name="T15">distingue</text:span><text:span text:style-name="T19"> </text:span><text:span text:style-name="T15">entre</text:span><text:span text:style-name="T19"> </text:span><text:span text:style-name="T15">mayúsculas</text:span><text:span text:style-name="T18"> </text:span><text:span text:style-name="T15">y</text:span><text:span text:style-name="T16"> </text:span><text:span text:style-name="T15">minúsculas</text:span><text:span text:style-name="T19"> </text:span><text:span text:style-name="T15">en</text:span><text:span text:style-name="T16"> </text:span><text:span text:style-name="T15">sus</text:span><text:span text:style-name="T16"> </text:span><text:span text:style-name="T21">etiquetas.</text:span></text:p>
        </text:list-item>
        <text:list-item>
          <text:p text:style-name="P14" loext:marker-style-name="T15"><text:bookmark text:name="d) Un documento XML debe tener siempre u"/><text:span text:style-name="T15">Un</text:span><text:span text:style-name="T19"> </text:span><text:span text:style-name="T15">documento</text:span><text:span text:style-name="T18"> </text:span><text:span text:style-name="T15">XML</text:span><text:span text:style-name="T21"> </text:span><text:span text:style-name="T15">debe</text:span><text:span text:style-name="T24"> </text:span><text:span text:style-name="T15">tener</text:span><text:span text:style-name="T18"> </text:span><text:span text:style-name="T15">siempre</text:span><text:span text:style-name="T24"> </text:span><text:span text:style-name="T15">una</text:span><text:span text:style-name="T18"> </text:span><text:span text:style-name="T15">única</text:span><text:span text:style-name="T16"> </text:span><text:span text:style-name="T15">etiqueta</text:span><text:span text:style-name="T18"> </text:span><text:span text:style-name="T21">raíz.</text:span></text:p>
        </text:list-item>
      </text:list>
      <text:p text:style-name="Text_20_body"/>
      <text:p text:style-name="P57"/>
      <text:h text:style-name="Heading_20_1" text:outline-level="2"><text:bookmark text:name="Ejercicio 7"/><text:span text:style-name="T1">Ejercicio</text:span><text:span text:style-name="T4"> </text:span><text:span text:style-name="T3">7</text:span></text:h>
      <text:p text:style-name="P38" loext:marker-style-name="T6"/>
      <text:p text:style-name="P40">Corrige<text:span text:style-name="T12"> </text:span>el<text:span text:style-name="T8"> </text:span>siguiente<text:span text:style-name="T8"> </text:span>documento<text:span text:style-name="T10"> </text:span>XML<text:span text:style-name="T13"> </text:span>para<text:span text:style-name="T12"> </text:span>que<text:span text:style-name="T13"> </text:span>sea<text:span text:style-name="T9"> </text:span><text:span text:style-name="T50">bien</text:span><text:span text:style-name="T11"> </text:span><text:span text:style-name="T14">formado</text:span><text:span text:style-name="T13">:</text:span></text:p>
      <text:p text:style-name="P58"/>
      <text:p text:style-name="P29" loext:marker-style-name="T52"><text:span text:style-name="T51">&lt;libros&gt;</text:span><text:span text:style-name="T51"/></text:p>
      <text:p text:style-name="P33" loext:marker-style-name="T52"><text:span text:style-name="T52">&lt;libro</text:span><text:span text:style-name="T53"> id=1&gt;</text:span></text:p>
      <text:p text:style-name="P35" loext:marker-style-name="T52"><text:span text:style-name="T52">&lt;titulo&gt;El</text:span><text:span text:style-name="T54"> </text:span><text:span text:style-name="T51">Quijote&lt;/titulo&gt;</text:span></text:p>
      <text:p text:style-name="P35" loext:marker-style-name="T52"><text:span text:style-name="T51">&lt;autor&gt;Cervantes&lt;/Autor&gt;</text:span><text:span text:style-name="T51"/></text:p>
      <text:p text:style-name="P34" loext:marker-style-name="T52"><text:span text:style-name="T51">&lt;/libro&gt;</text:span><text:span text:style-name="T51"/></text:p>
      <text:p text:style-name="P33" loext:marker-style-name="T52"><text:span text:style-name="T52">&lt;libro</text:span><text:span text:style-name="T53"> </text:span><text:span text:style-name="T51">id="2"&gt;</text:span></text:p>
      <text:p text:style-name="P35" loext:marker-style-name="T52"><text:span text:style-name="T52">&lt;titulo&gt;Cien</text:span><text:span text:style-name="T55"> </text:span><text:span text:style-name="T52">años</text:span><text:span text:style-name="T56"> </text:span><text:span text:style-name="T52">de</text:span><text:span text:style-name="T53"> </text:span><text:span text:style-name="T51">soledad&lt;/titulo&gt;</text:span></text:p>
      <text:p text:style-name="P35" loext:marker-style-name="T52"><text:span text:style-name="T52">&lt;autor&gt;García</text:span><text:span text:style-name="T57"> </text:span><text:span text:style-name="T51">Márquez&lt;/autor&gt;</text:span></text:p>
      <text:p text:style-name="P33" loext:marker-style-name="T52"><text:span text:style-name="T51">&lt;/libro&gt;</text:span><text:span text:style-name="T51"/></text:p>
      <text:p text:style-name="P36" loext:marker-style-name="T52"><text:span text:style-name="T51">&lt;/libros&gt;</text:span><text:span text:style-name="T51"/></text:p>
      <text:p text:style-name="P59" loext:marker-style-name="T52"/>
      <text:p text:style-name="P60" loext:marker-style-name="T52"/>
      <text:h text:style-name="Heading_20_1" text:outline-level="2"><text:bookmark text:name="Ejercicio 8"/><text:span text:style-name="T1">Ejercicio</text:span><text:span text:style-name="T4"> </text:span><text:span text:style-name="T3">8</text:span></text:h>
      <text:p text:style-name="P45">Indica<text:span text:style-name="T9"> </text:span>cuál<text:span text:style-name="T8"> </text:span>de<text:span text:style-name="T13"> </text:span>los<text:span text:style-name="T13"> </text:span>siguientes<text:span text:style-name="T8"> </text:span>documentos<text:span text:style-name="T9"> </text:span>XML<text:span text:style-name="T8"> </text:span>está<text:span text:style-name="T8"> </text:span>bien<text:span text:style-name="T10"> </text:span>formado<text:span text:style-name="T10"> </text:span>y<text:span text:style-name="T59"> </text:span>cuál<text:span text:style-name="T12"> </text:span>no,<text:span text:style-name="T10"> </text:span><text:span text:style-name="T13">justificando:</text:span></text:p>
      <text:p text:style-name="P62" loext:marker-style-name="T60"/>
      <text:section text:style-name="Sect3" text:name="Sección3">
        <text:p text:style-name="P46" loext:marker-style-name="T62">Documento<text:span text:style-name="T61"> </text:span><text:span text:style-name="T9">A</text:span><text:span text:style-name="T63">:</text:span></text:p>
        <text:p text:style-name="P30" loext:marker-style-name="T52"><text:span text:style-name="T51">&lt;persona&gt;</text:span><text:span text:style-name="T51"/></text:p>
        <text:p text:style-name="P34" loext:marker-style-name="T52"><text:span text:style-name="T51">&lt;nombre&gt;Ana&lt;/nombre&gt;</text:span><text:span text:style-name="T51"/></text:p>
        <text:p text:style-name="P34" loext:marker-style-name="T52"><text:span text:style-name="T51">&lt;edad&gt;25&lt;/edad&gt;</text:span><text:span text:style-name="T51"/></text:p>
        <text:p text:style-name="P37" loext:marker-style-name="T52"><text:span text:style-name="T51">&lt;/persona&gt;</text:span><text:span text:style-name="T51"/></text:p>
        <text:p text:style-name="P47">Documento<text:span text:style-name="T61"> </text:span><text:span text:style-name="T9">B:</text:span></text:p>
        <text:p text:style-name="P30" loext:marker-style-name="T52"><text:span text:style-name="T51">&lt;persona&gt;</text:span><text:span text:style-name="T51"/></text:p>
        <text:p text:style-name="P34" loext:marker-style-name="T52"><text:span text:style-name="T51">&lt;nombre&gt;Ana&lt;/Nombre&gt;</text:span><text:span text:style-name="T51"/></text:p>
        <text:p text:style-name="P34" loext:marker-style-name="T52"><text:span text:style-name="T51">&lt;Edad&gt;25&lt;/Edad&gt;</text:span><text:span text:style-name="T51"/></text:p>
        <text:p text:style-name="P31" loext:marker-style-name="T52"><text:span text:style-name="T51">&lt;/persona&gt;</text:span><text:span text:style-name="T51"/></text:p>
      </text:section>
      <text:section text:style-name="Sect1" text:name="Sección4">
        <text:p text:style-name="P61" loext:marker-style-name="T58"/>
        <text:h text:style-name="Heading_20_1" text:outline-level="2"><text:bookmark text:name="Ejercicio 9"/><text:span text:style-name="T1">Ejercicio</text:span><text:span text:style-name="T4"> </text:span><text:span text:style-name="T3">9</text:span></text:h>
        <text:p text:style-name="P52">Crea<text:span text:style-name="T64"> </text:span>un<text:span text:style-name="T65"> </text:span>documento<text:span text:style-name="T65"> </text:span>XML<text:span text:style-name="T66"> </text:span>que<text:span text:style-name="T64"> </text:span>combine<text:span text:style-name="T64"> </text:span>información<text:span text:style-name="T67"> </text:span>de<text:span text:style-name="T64"> </text:span>un<text:span text:style-name="T65"> </text:span>catálogo<text:span text:style-name="T68"> </text:span>de<text:span text:style-name="T66"> </text:span>libros<text:span text:style-name="T67"> </text:span>con<text:span text:style-name="T67"> </text:span>metadatos Dublin Core, utilizando espacios de nombres.</text:p>
      </text:section>
      <text:h text:style-name="P5" text:outline-level="2"><text:bookmark text:name="Ejercicio 10"/><text:span text:style-name="T1">Ejercicio</text:span><text:span text:style-name="T4"> </text:span><text:span text:style-name="T5">10</text:span></text:h>
      <text:p text:style-name="P39" loext:marker-style-name="T6"/>
      <text:p text:style-name="P32" loext:marker-style-name="T15"><text:span text:style-name="T15">Diseña un documento XML que represente una </text:span><text:span text:style-name="T30">agenda de contactos </text:span><text:span text:style-name="T15">con al menos 2 contactos. </text:span><text:span text:style-name="T21">Debe:</text:span></text:p>
      <text:p text:style-name="P63"/>
      <text:list text:style-name="WWNum4">
        <text:list-item>
          <text:p text:style-name="P17" loext:marker-style-name="T15"><text:span text:style-name="T15">Estar</text:span><text:span text:style-name="T21"> </text:span><text:span text:style-name="T30">bien</text:span><text:span text:style-name="T23"> formado</text:span><text:span text:style-name="T21">.</text:span></text:p>
        </text:list-item>
        <text:list-item>
          <text:p text:style-name="P17" loext:marker-style-name="T15"><text:span text:style-name="T15">Incluir</text:span><text:span text:style-name="T16"> </text:span><text:span text:style-name="T30">atributos</text:span><text:span text:style-name="T20"> </text:span><text:span text:style-name="T15">en</text:span><text:span text:style-name="T19"> </text:span><text:span text:style-name="T15">algún</text:span><text:span text:style-name="T16"> </text:span><text:span text:style-name="T21">elemento.</text:span></text:p>
        </text:list-item>
        <text:list-item>
          <text:p text:style-name="P17" loext:marker-style-name="T15"><text:span text:style-name="T15">Usar</text:span><text:span text:style-name="T18"> </text:span><text:span text:style-name="T15">un</text:span><text:span text:style-name="T16"> </text:span><text:span text:style-name="T30">espacio</text:span><text:span text:style-name="T17"> </text:span><text:span text:style-name="T30">de</text:span><text:span text:style-name="T17"> </text:span><text:span text:style-name="T30">nombres</text:span><text:span text:style-name="T23"> </text:span><text:span text:style-name="T15">para</text:span><text:span text:style-name="T18"> </text:span><text:span text:style-name="T15">los</text:span><text:span text:style-name="T18"> </text:span><text:span text:style-name="T15">datos</text:span><text:span text:style-name="T18"> </text:span><text:span text:style-name="T15">de</text:span><text:span text:style-name="T16"> </text:span><text:span text:style-name="T21">dirección.</text:span></text:p>
        </text:list-item>
      </text:list>
      <text:p text:style-name="Text_20_body"/>
      <text:p text:style-name="Text_20_body"/>
      <text:p text:style-name="P64"/>
      <text:h text:style-name="Heading_20_1" text:outline-level="2"><text:bookmark text:name="Ejercicio 11"/><text:span text:style-name="T1">Ejercicio</text:span><text:span text:style-name="T4"> </text:span><text:span text:style-name="T5">11</text:span></text:h>
      <text:p text:style-name="P52">Elabora<text:span text:style-name="T69"> </text:span>y<text:span text:style-name="T69"> </text:span>puebla<text:span text:style-name="T69"> </text:span>con<text:span text:style-name="T69"> </text:span>datos<text:span text:style-name="T69"> </text:span>un<text:span text:style-name="T69"> </text:span>documento<text:span text:style-name="T69"> </text:span>XML<text:span text:style-name="T69"> </text:span>bien<text:span text:style-name="T69"> </text:span>formado<text:span text:style-name="T69"> </text:span>basándote<text:span text:style-name="T69"> </text:span>en<text:span text:style-name="T69"> </text:span>los<text:span text:style-name="T69"> </text:span>siguientes supuestos. El nombre del archivo generado deberá llamarse <text:span text:style-name="T70">banco.xml</text:span>.</text:p>
      <text:list text:style-name="WWNum5">
        <text:list-item>
          <text:p text:style-name="P24" loext:marker-style-name="T15"><text:span text:style-name="T15">El</text:span><text:span text:style-name="T24"> </text:span><text:span text:style-name="T15">banco</text:span><text:span text:style-name="T16"> </text:span><text:span text:style-name="T15">tiene</text:span><text:span text:style-name="T19"> </text:span><text:span text:style-name="T15">sucursales,</text:span><text:span text:style-name="T19"> </text:span><text:span text:style-name="T15">cada</text:span><text:span text:style-name="T18"> </text:span><text:span text:style-name="T15">una</text:span><text:span text:style-name="T18"> </text:span><text:span text:style-name="T15">de</text:span><text:span text:style-name="T21"> </text:span><text:span text:style-name="T15">ellas</text:span><text:span text:style-name="T19"> </text:span><text:span text:style-name="T15">identificadas</text:span><text:span text:style-name="T18"> </text:span><text:span text:style-name="T15">por</text:span><text:span text:style-name="T18"> </text:span><text:span text:style-name="T15">un</text:span><text:span text:style-name="T16"> </text:span><text:span text:style-name="T21">código.</text:span></text:p>
        </text:list-item>
        <text:list-item>
          <text:p text:style-name="P28" loext:marker-style-name="T15"><text:span text:style-name="T15">Cada</text:span><text:span text:style-name="T31"> </text:span><text:span text:style-name="T15">sucursal</text:span><text:span text:style-name="T31"> </text:span><text:span text:style-name="T15">tiene</text:span><text:span text:style-name="T31"> </text:span><text:span text:style-name="T15">asignadas</text:span><text:span text:style-name="T31"> </text:span><text:span text:style-name="T15">una</text:span><text:span text:style-name="T31"> </text:span><text:span text:style-name="T15">serie</text:span><text:span text:style-name="T31"> </text:span><text:span text:style-name="T15">de</text:span><text:span text:style-name="T31"> </text:span><text:span text:style-name="T15">cuentas</text:span><text:span text:style-name="T31"> </text:span><text:span text:style-name="T15">corrientes,</text:span><text:span text:style-name="T31"> </text:span><text:span text:style-name="T15">que</text:span><text:span text:style-name="T31"> </text:span><text:span text:style-name="T15">igualmente</text:span><text:span text:style-name="T31"> </text:span><text:span text:style-name="T15">se identifican mediante un código.</text:span></text:p>
        </text:list-item>
        <text:list-item>
          <text:p text:style-name="P25" loext:marker-style-name="T15"><text:span text:style-name="T15">La</text:span><text:span text:style-name="T18"> </text:span><text:span text:style-name="T15">cuenta</text:span><text:span text:style-name="T19"> </text:span><text:span text:style-name="T15">tiene</text:span><text:span text:style-name="T21"> </text:span><text:span text:style-name="T15">asignados</text:span><text:span text:style-name="T19"> </text:span><text:span text:style-name="T15">uno</text:span><text:span text:style-name="T21"> </text:span><text:span text:style-name="T15">o</text:span><text:span text:style-name="T16"> </text:span><text:span text:style-name="T15">varios</text:span><text:span text:style-name="T16"> </text:span><text:span text:style-name="T21">clie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635cm"/>
      <style:text-properties style:font-name="Calibri" fo:font-family="Calibri" style:font-family-generic="roman" style:font-pitch="variable" fo:font-size="13pt" fo:language="es" fo:country="ES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Calibri1" style:font-family-complex="Calibri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9cm" fo:text-indent="-0.63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2cm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etter-spacing="normal" fo:language="es" fo:country="ES" fo:font-style="normal" fo:font-weight="normal" style:font-name-asian="Symbol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fo:letter-spacing="-0.002cm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fo:letter-spacing="normal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1pt" fo:letter-spacing="-0.002cm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letter-spacing="normal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font-size="11pt" fo:letter-spacing="normal" fo:language="es" fo:country="ES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1.042cm" fo:margin-left="2.13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3.58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5.02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6.45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7.89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9.33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10.76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12.20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1.042cm" fo:margin-left="13.63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6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2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4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12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7cm" fo:margin-left="1.905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366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82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28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74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0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668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12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5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903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395cm" fo:margin-left="1.662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1.263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0.62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-0.021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-0.663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-1.30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-1.94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95cm" fo:margin-left="-2.5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905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905cm"/>
        </style:list-level-properties>
        <style:text-properties style:font-name="Symbol1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826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287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74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08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668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129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5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cm" fo:margin-bottom="0cm" style:contextual-spacing="false" fo:line-height="0.325cm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letter-spacing="-0.004cm" fo:font-weight="bold" style:font-size-asian="8pt" style:font-weight-asian="bold"/>
    </style:style>
    <style:style style:name="MT4" style:family="text">
      <style:text-properties fo:font-size="8pt" fo:letter-spacing="-0.002cm" fo:font-weight="bold" style:font-size-asian="8pt" style:font-weight-asian="bold"/>
    </style:style>
    <style:style style:name="MT5" style:family="text">
      <style:text-properties fo:font-size="8pt" fo:letter-spacing="-0.009cm" fo:font-weight="bold" style:font-size-asian="8pt" style:font-weight-asian="bold"/>
    </style:style>
    <style:style style:name="MT6" style:family="text">
      <style:text-properties fo:font-size="8pt" fo:letter-spacing="-0.007cm" fo:font-weight="bold" style:font-size-asian="8pt" style:font-weight-asian="bold"/>
    </style:style>
    <style:style style:name="MT7" style:family="text">
      <style:text-properties fo:font-size="8pt" fo:letter-spacing="-0.011cm" fo:font-weight="bold" style:font-size-asian="8pt" style:font-weight-asian="bold"/>
    </style:style>
    <style:style style:name="MT8" style:family="text">
      <style:text-properties fo:font-size="8pt" fo:letter-spacing="-0.005cm" fo:font-weight="bold" style:font-size-asian="8pt" style:font-weight-asian="bold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56cm" fo:min-width="7.30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356cm" fo:min-width="6.26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54cm" fo:margin-bottom="0.49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5cm" fo:margin-left="0cm" fo:margin-right="0cm" fo:margin-bottom="1.1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54cm" fo:margin-bottom="0.494cm" fo:margin-left="2.54cm" fo:margin-right="2.54cm" style:writing-mode="lr-tb" style:layout-grid-color="#c0c0c0" style:layout-grid-lines="249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5cm" fo:margin-left="0cm" fo:margin-right="0cm" fo:margin-bottom="1.1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0" draw:name="Textbox 1" draw:style-name="Mgr1" draw:text-style-name="MP3" svg:width="7.303cm" svg:height="0.355cm" svg:x="3.14cm" svg:y="1.289cm"><text:p text:style-name="MP2" loext:marker-style-name="MT2"><text:span text:style-name="MT2">Lenguajes</text:span><text:span text:style-name="MT3"> </text:span><text:span text:style-name="MT2">de</text:span><text:span text:style-name="MT3"> </text:span><text:span text:style-name="MT2">Marcas</text:span><text:span text:style-name="MT4"> </text:span><text:span text:style-name="MT2">y</text:span><text:span text:style-name="MT3"> </text:span><text:span text:style-name="MT2">Sistemas</text:span><text:span text:style-name="MT4"> </text:span><text:span text:style-name="MT2">de</text:span><text:span text:style-name="MT3"> </text:span><text:span text:style-name="MT2">Gestión</text:span><text:span text:style-name="MT3"> </text:span><text:span text:style-name="MT2">de</text:span><text:span text:style-name="MT3"> </text:span><text:span text:style-name="MT2">la</text:span><text:span text:style-name="MT3"> Informació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box 2" draw:style-name="Mgr2" draw:text-style-name="MP3" svg:width="6.263cm" svg:height="0.355cm" svg:x="12.196cm" svg:y="1.289cm"><text:p text:style-name="MP2" loext:marker-style-name="MT2"><text:span text:style-name="MT2">Tema</text:span><text:span text:style-name="MT5"> </text:span><text:span text:style-name="MT2">1.</text:span><text:span text:style-name="MT6"> </text:span><text:span text:style-name="MT2">Introducción</text:span><text:span text:style-name="MT5"> </text:span><text:span text:style-name="MT2">a</text:span><text:span text:style-name="MT6"> </text:span><text:span text:style-name="MT2">los</text:span><text:span text:style-name="MT6"> </text:span><text:span text:style-name="MT2">lenguajes</text:span><text:span text:style-name="MT7"> </text:span><text:span text:style-name="MT2">de</text:span><text:span text:style-name="MT6"> </text:span><text:span text:style-name="MT2">marcas.</text:span><text:span text:style-name="MT8"> </text:span><text:span text:style-name="MT5">XM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2" draw:name="Textbox 3" draw:style-name="Mgr1" draw:text-style-name="MP3" svg:width="7.303cm" svg:height="0.355cm" svg:x="3.14cm" svg:y="1.289cm"><text:p text:style-name="MP2" loext:marker-style-name="MT2"><text:span text:style-name="MT2">Lenguajes</text:span><text:span text:style-name="MT3"> </text:span><text:span text:style-name="MT2">de</text:span><text:span text:style-name="MT3"> </text:span><text:span text:style-name="MT2">Marcas</text:span><text:span text:style-name="MT4"> </text:span><text:span text:style-name="MT2">y</text:span><text:span text:style-name="MT3"> </text:span><text:span text:style-name="MT2">Sistemas</text:span><text:span text:style-name="MT4"> </text:span><text:span text:style-name="MT2">de</text:span><text:span text:style-name="MT3"> </text:span><text:span text:style-name="MT2">Gestión</text:span><text:span text:style-name="MT3"> </text:span><text:span text:style-name="MT2">de</text:span><text:span text:style-name="MT3"> </text:span><text:span text:style-name="MT2">la</text:span><text:span text:style-name="MT3"> Informació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box 4" draw:style-name="Mgr2" draw:text-style-name="MP3" svg:width="6.263cm" svg:height="0.355cm" svg:x="12.196cm" svg:y="1.289cm"><text:p text:style-name="MP2" loext:marker-style-name="MT2"><text:span text:style-name="MT2">Tema</text:span><text:span text:style-name="MT5"> </text:span><text:span text:style-name="MT2">1.</text:span><text:span text:style-name="MT6"> </text:span><text:span text:style-name="MT2">Introducción</text:span><text:span text:style-name="MT5"> </text:span><text:span text:style-name="MT2">a</text:span><text:span text:style-name="MT6"> </text:span><text:span text:style-name="MT2">los</text:span><text:span text:style-name="MT6"> </text:span><text:span text:style-name="MT2">lenguajes</text:span><text:span text:style-name="MT7"> </text:span><text:span text:style-name="MT2">de</text:span><text:span text:style-name="MT6"> </text:span><text:span text:style-name="MT2">marcas.</text:span><text:span text:style-name="MT8"> </text:span><text:span text:style-name="MT5">XM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4" draw:name="Textbox 5" draw:style-name="Mgr1" draw:text-style-name="MP3" svg:width="7.303cm" svg:height="0.355cm" svg:x="3.14cm" svg:y="1.289cm"><text:p text:style-name="MP2" loext:marker-style-name="MT2"><text:span text:style-name="MT2">Lenguajes</text:span><text:span text:style-name="MT3"> </text:span><text:span text:style-name="MT2">de</text:span><text:span text:style-name="MT3"> </text:span><text:span text:style-name="MT2">Marcas</text:span><text:span text:style-name="MT4"> </text:span><text:span text:style-name="MT2">y</text:span><text:span text:style-name="MT3"> </text:span><text:span text:style-name="MT2">Sistemas</text:span><text:span text:style-name="MT4"> </text:span><text:span text:style-name="MT2">de</text:span><text:span text:style-name="MT3"> </text:span><text:span text:style-name="MT2">Gestión</text:span><text:span text:style-name="MT3"> </text:span><text:span text:style-name="MT2">de</text:span><text:span text:style-name="MT3"> </text:span><text:span text:style-name="MT2">la</text:span><text:span text:style-name="MT3"> Informació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box 6" draw:style-name="Mgr2" draw:text-style-name="MP3" svg:width="6.263cm" svg:height="0.355cm" svg:x="12.196cm" svg:y="1.289cm"><text:p text:style-name="MP2" loext:marker-style-name="MT2"><text:span text:style-name="MT2">Tema</text:span><text:span text:style-name="MT5"> </text:span><text:span text:style-name="MT2">1.</text:span><text:span text:style-name="MT6"> </text:span><text:span text:style-name="MT2">Introducción</text:span><text:span text:style-name="MT5"> </text:span><text:span text:style-name="MT2">a</text:span><text:span text:style-name="MT6"> </text:span><text:span text:style-name="MT2">los</text:span><text:span text:style-name="MT6"> </text:span><text:span text:style-name="MT2">lenguajes</text:span><text:span text:style-name="MT7"> </text:span><text:span text:style-name="MT2">de</text:span><text:span text:style-name="MT6"> </text:span><text:span text:style-name="MT2">marcas.</text:span><text:span text:style-name="MT8"> </text:span><text:span text:style-name="MT5">XM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creation-date>2025-09-22T10:02:54</meta:creation-date>
    <dc:date>2025-09-22T12:10:29.644000000</dc:date>
    <meta:editing-duration>PT7M26S</meta:editing-duration>
    <meta:generator>LibreOffice/24.2.3.2$Windows_X86_64 LibreOffice_project/433d9c2ded56988e8a90e6b2e771ee4e6a5ab2ba</meta:generator>
    <meta:editing-cycles>1</meta:editing-cycles>
    <meta:document-statistic meta:table-count="0" meta:image-count="0" meta:object-count="0" meta:page-count="3" meta:paragraph-count="77" meta:word-count="489" meta:character-count="3141" meta:non-whitespace-character-count="2757"/>
    <meta:user-defined meta:name="AppVersion">12.0000</meta:user-defined>
    <meta:user-defined meta:name="Created" meta:value-type="date">2025-09-22T00:00:00</meta:user-defined>
    <meta:user-defined meta:name="Creator">Acrobat PDFMaker 22 para Word</meta:user-defined>
    <meta:user-defined meta:name="LastSaved" meta:value-type="date">2025-09-22T00:00:00</meta:user-defined>
    <meta:user-defined meta:name="Producer" meta:value-type="string">Adobe PDF Library 22.1.117</meta:user-defined>
    <meta:user-defined meta:name="SourceModified" meta:value-type="string">D:20250922065719</meta:user-defined>
    <meta:template xlink:type="simple" xlink:actuate="onRequest" xlink:title="Normal" xlink:href=""/>
  </office:meta>
</office:document-meta>
</file>